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llege/Univers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74">
            <text:p>274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58">
            <text:p>35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76">
            <text:p>67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995">
            <text:p>995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26">
            <text:p>52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801">
            <text:p>2801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302">
            <text:p>3302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